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hen.setNextChoice( When next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en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en.getNext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hen.When( ParsingContext parsingContext , StartElement raw , Attributes attrs , Stack stac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